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color="#333333" style:font-name="Noto Mono" fo:font-size="10pt" officeooo:rsid="000abf60" style:font-size-asian="10pt" style:font-size-complex="10pt"/>
    </style:style>
    <style:style style:name="P2" style:family="paragraph" style:parent-style-name="Text_20_body">
      <style:text-properties fo:color="#333333" style:font-name="Noto Mono" fo:font-size="10pt" officeooo:rsid="000abf60" officeooo:paragraph-rsid="000abf60" style:font-size-asian="10pt" style:font-size-complex="10pt"/>
    </style:style>
    <style:style style:name="P3" style:family="paragraph" style:parent-style-name="Text_20_body">
      <style:text-properties fo:color="#333333" style:font-name="Noto Mono" fo:font-size="10pt" officeooo:rsid="000af49e" officeooo:paragraph-rsid="000af49e" style:font-size-asian="10pt" style:font-size-complex="10pt"/>
    </style:style>
    <style:style style:name="P4" style:family="paragraph" style:parent-style-name="Text_20_body">
      <style:text-properties officeooo:rsid="000abf60" officeooo:paragraph-rsid="000abf60"/>
    </style:style>
    <style:style style:name="P5" style:family="paragraph" style:parent-style-name="Text_20_body">
      <style:text-properties officeooo:rsid="000bb38e" officeooo:paragraph-rsid="000bb38e"/>
    </style:style>
    <style:style style:name="P6" style:family="paragraph" style:parent-style-name="Text_20_body">
      <style:text-properties officeooo:rsid="000ccf7d" officeooo:paragraph-rsid="000ccf7d"/>
    </style:style>
    <style:style style:name="P7" style:family="paragraph" style:parent-style-name="Text_20_body">
      <style:text-properties officeooo:rsid="000f175e" officeooo:paragraph-rsid="000f175e"/>
    </style:style>
    <style:style style:name="P8" style:family="paragraph" style:parent-style-name="Text_20_body">
      <style:text-properties officeooo:rsid="0010670d" officeooo:paragraph-rsid="0010670d"/>
    </style:style>
    <style:style style:name="P9" style:family="paragraph" style:parent-style-name="Text_20_body">
      <style:text-properties officeooo:rsid="0010773a" officeooo:paragraph-rsid="0010773a"/>
    </style:style>
    <style:style style:name="P10" style:family="paragraph" style:parent-style-name="Text_20_body">
      <style:text-properties officeooo:rsid="001086c2" officeooo:paragraph-rsid="001086c2"/>
    </style:style>
    <style:style style:name="P11" style:family="paragraph" style:parent-style-name="Text_20_body">
      <style:text-properties officeooo:rsid="00126de5" officeooo:paragraph-rsid="00126de5"/>
    </style:style>
    <style:style style:name="P12" style:family="paragraph" style:parent-style-name="Text_20_body">
      <style:text-properties officeooo:rsid="0015d993" officeooo:paragraph-rsid="0015d993"/>
    </style:style>
    <style:style style:name="P13" style:family="paragraph" style:parent-style-name="Text_20_body">
      <style:text-properties officeooo:rsid="00167578" officeooo:paragraph-rsid="00167578"/>
    </style:style>
    <style:style style:name="P14" style:family="paragraph" style:parent-style-name="Text_20_body">
      <style:text-properties officeooo:rsid="001914af" officeooo:paragraph-rsid="001914af"/>
    </style:style>
    <style:style style:name="P15" style:family="paragraph" style:parent-style-name="Text_20_body">
      <style:text-properties officeooo:rsid="0019dad8" officeooo:paragraph-rsid="0019dad8"/>
    </style:style>
    <style:style style:name="P16" style:family="paragraph" style:parent-style-name="Text_20_body">
      <style:text-properties officeooo:rsid="001ae797" officeooo:paragraph-rsid="001ae797"/>
    </style:style>
    <style:style style:name="P17" style:family="paragraph" style:parent-style-name="Text_20_body">
      <style:text-properties officeooo:rsid="001b62e6" officeooo:paragraph-rsid="001b62e6"/>
    </style:style>
    <style:style style:name="P18" style:family="paragraph" style:parent-style-name="Text_20_body">
      <style:text-properties officeooo:rsid="001d3857" officeooo:paragraph-rsid="001d3857"/>
    </style:style>
    <style:style style:name="P19" style:family="paragraph" style:parent-style-name="Text_20_body">
      <style:text-properties officeooo:rsid="001feee6" officeooo:paragraph-rsid="001feee6"/>
    </style:style>
    <style:style style:name="P20" style:family="paragraph" style:parent-style-name="Text_20_body">
      <style:text-properties officeooo:rsid="002364d4" officeooo:paragraph-rsid="002364d4"/>
    </style:style>
    <style:style style:name="P21" style:family="paragraph" style:parent-style-name="Text_20_body">
      <style:text-properties officeooo:rsid="00244f47" officeooo:paragraph-rsid="00244f47"/>
    </style:style>
    <style:style style:name="P22" style:family="paragraph" style:parent-style-name="Text_20_body">
      <style:text-properties officeooo:rsid="0025a717" officeooo:paragraph-rsid="0025a717"/>
    </style:style>
    <style:style style:name="P23" style:family="paragraph" style:parent-style-name="Text_20_body">
      <style:text-properties officeooo:rsid="002737a3" officeooo:paragraph-rsid="002737a3"/>
    </style:style>
    <style:style style:name="P24" style:family="paragraph" style:parent-style-name="Text_20_body">
      <style:text-properties officeooo:rsid="00283a5e" officeooo:paragraph-rsid="00283a5e"/>
    </style:style>
    <style:style style:name="P25" style:family="paragraph" style:parent-style-name="Text_20_body">
      <style:text-properties officeooo:rsid="0029c196" officeooo:paragraph-rsid="0029c196"/>
    </style:style>
    <style:style style:name="P26" style:family="paragraph" style:parent-style-name="Text_20_body">
      <style:text-properties officeooo:rsid="002b0825" officeooo:paragraph-rsid="002b0825"/>
    </style:style>
    <style:style style:name="P27" style:family="paragraph" style:parent-style-name="Heading_20_2">
      <style:text-properties officeooo:rsid="000abf60" officeooo:paragraph-rsid="000abf60"/>
    </style:style>
    <style:style style:name="P28" style:family="paragraph" style:parent-style-name="Heading_20_1">
      <style:text-properties officeooo:rsid="000abf60" officeooo:paragraph-rsid="000abf60"/>
    </style:style>
    <style:style style:name="T1" style:family="text">
      <style:text-properties officeooo:rsid="000bb38e"/>
    </style:style>
    <style:style style:name="T2" style:family="text">
      <style:text-properties officeooo:rsid="000e33f1"/>
    </style:style>
    <style:style style:name="T3" style:family="text">
      <style:text-properties officeooo:rsid="0013d73d"/>
    </style:style>
    <style:style style:name="T4" style:family="text">
      <style:text-properties officeooo:rsid="00167578"/>
    </style:style>
    <style:style style:name="T5" style:family="text">
      <style:text-properties fo:color="#333333" style:font-name="Noto Mono" fo:font-size="10pt" style:font-size-asian="10pt" style:font-size-complex="10pt"/>
    </style:style>
    <style:style style:name="T6" style:family="text">
      <style:text-properties officeooo:rsid="0027c2be"/>
    </style:style>
    <style:style style:name="T7" style:family="text">
      <style:text-properties officeooo:rsid="00298693"/>
    </style:style>
    <style:style style:name="T8" style:family="text">
      <style:text-properties officeooo:rsid="0029c196"/>
    </style:style>
    <style:style style:name="T9" style:family="text">
      <style:text-properties officeooo:rsid="002ac8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Przykład 1 – Wyczerpanie limitu</text:h>
      <text:h text:style-name="P27" text:outline-level="2">Wywołanie algorytmu dla świata:</text:h>
      <text:p text:style-name="P4">TODO rysunek</text:p>
      <text:h text:style-name="Heading_20_4" text:outline-level="4">Cel do osiągnięcia: klocek a na klocku f</text:h>
      <text:p text:style-name="P1"/>
      <text:p text:style-name="Text_20_body">Procedura plan potrzebuje opisu świata w formie listy State zawierającej zależności między klockami/miejscami: <text:s/>on(a, b) – klocek a na klocku/miejscu b oraz clear(a) – na klocku/miejscu nic nie stoi.</text:p>
      <text:p text:style-name="Text_20_body">Goals to lista celi do osiągnięcia.</text:p>
      <text:p text:style-name="Text_20_body">AchievedGoals to cele zrealizowane już wcześniej (dla wywołań rekurencyjnych)</text:p>
      <text:p text:style-name="P3"/>
      <text:p text:style-name="P2">plan <text:s text:c="2"/>poziom <text:s text:c="2"/>0 <text:s text:c="2"/>klauzula <text:s text:c="2"/>1 <text:s text:c="3"/>wejœcie</text:p>
      <text:p text:style-name="P2">State=[on(a,b),on(b,c),on(c,p1),on(d,e),on(e,f),on(f,g),on(g,p2),clear(a),clear(d),clear(p3),clear(p4),clear(p5)]</text:p>
      <text:p text:style-name="P2">Goals=[on(a,g)]</text:p>
      <text:p text:style-name="P2">AchievedGoals=[]</text:p>
      <text:p text:style-name="P2">Limit=3</text:p>
      <text:p text:style-name="P2">RecursionLevel=0</text:p>
      <text:p text:style-name="P2"/>
      <text:p text:style-name="P5">Sprawdzenie, czy zadane cele nie są już spełnione w stanie</text:p>
      <text:p text:style-name="P2">plan <text:s text:c="2"/>poziom <text:s text:c="2"/>0 <text:s text:c="2"/>klauzula <text:s text:c="2"/>1</text:p>
      <text:p text:style-name="P2">wywo³anie <text:s text:c="2"/>goals_achieved</text:p>
      <text:p text:style-name="P2"/>
      <text:p text:style-name="P2"/>
      <text:p text:style-name="Text_20_body">C<text:span text:style-name="T1">ele nie były spełnione, zatem wywołanie drugiego wariantu procedury</text:span></text:p>
      <text:p text:style-name="P2">plan <text:s text:c="2"/>poziom <text:s text:c="2"/>0 <text:s text:c="2"/>klauzula <text:s text:c="2"/>2 <text:s text:c="3"/>wejœcie</text:p>
      <text:p text:style-name="P2">InitState=[on(a,b),on(b,c),on(c,p1),on(d,e),on(e,f),on(f,g),on(g,p2),clear(a),clear(d),clear(p3),clear(p4),clear(p5)]</text:p>
      <text:p text:style-name="P2">Goals=[on(a,g)]</text:p>
      <text:p text:style-name="P2">AchievedGoals=[]</text:p>
      <text:p text:style-name="P2">Limit=3</text:p>
      <text:p text:style-name="P2">RecursionLevel=0</text:p>
      <text:p text:style-name="P2"/>
      <text:p text:style-name="P5"><text:soft-page-break/>Wybór nie osiągniętego jeszcze celu z listy</text:p>
      <text:p text:style-name="P2">plan <text:s text:c="2"/>poziom <text:s text:c="2"/>0 <text:s text:c="2"/>klauzula <text:s text:c="2"/>2</text:p>
      <text:p text:style-name="P2">wywo³anie <text:s text:c="2"/>choose_goal</text:p>
      <text:p text:style-name="P2"/>
      <text:p text:style-name="P5">Został wybrany cel on(a,g)</text:p>
      <text:p text:style-name="P2">plan <text:s text:c="2"/>poziom <text:s text:c="2"/>0 <text:s text:c="2"/>klauzula <text:s text:c="2"/>2</text:p>
      <text:p text:style-name="P2">po wykonaniu <text:s text:c="2"/>choose_goal</text:p>
      <text:p text:style-name="P2">Goal=on(a,g)</text:p>
      <text:p text:style-name="P2">Goals=[on(a,g)]</text:p>
      <text:p text:style-name="P2">RestGoals=[]</text:p>
      <text:p text:style-name="P2">InitState=[on(a,b),on(b,c),on(c,p1),on(d,e),on(e,f),on(f,g),on(g,p2),clear(a),clear(d),clear(p3),clear(p4),clear(p5)]</text:p>
      <text:p text:style-name="P2"/>
      <text:p text:style-name="P6">Wygenerowanie akcji, która spełni cel</text:p>
      <text:p text:style-name="P2">plan <text:s text:c="2"/>poziom <text:s text:c="2"/>0 <text:s text:c="2"/>klauzula <text:s text:c="2"/>2</text:p>
      <text:p text:style-name="P2">wywo³anie <text:s text:c="2"/>achieves</text:p>
      <text:p text:style-name="P2"/>
      <text:p text:style-name="P6">Ten cel spełnia akcja Action która oznacza przesunięcie klocka a na klocek g (_G1358 to miejsce na którym stoi klocek a, obarczone warunkiem on(a, _G1358)<text:span text:style-name="T2">)</text:span></text:p>
      <text:p text:style-name="P2">plan <text:s text:c="2"/>poziom <text:s text:c="2"/>0 <text:s text:c="2"/>klauzula <text:s text:c="2"/>2</text:p>
      <text:p text:style-name="P2">po wykonaniu <text:s text:c="2"/>achieves</text:p>
      <text:p text:style-name="P2">Goal=on(a,g)</text:p>
      <text:p text:style-name="P2">Action=move(a,_G1358/on(a,_G1358),g)</text:p>
      <text:p text:style-name="P2"/>
      <text:p text:style-name="P2">plan <text:s text:c="2"/>poziom <text:s text:c="2"/>0 <text:s text:c="2"/>klauzula <text:s text:c="2"/>2</text:p>
      <text:p text:style-name="P2">wywo³anie <text:s text:c="2"/>requires</text:p>
      <text:p text:style-name="P7">Ta akcja wymaga:</text:p>
      <text:p text:style-name="P7">1) Spełnienia celi CondGoals poprzez wyznaczenie pre-planu (akcji które trzeba wykonać przed tą akcją)</text:p>
      <text:p text:style-name="P7">2) Spełnienia warunków Conditions (tutaj: wyznaczenia pasującego _G1358)</text:p>
      <text:p text:style-name="P2">plan <text:s text:c="2"/>poziom <text:s text:c="2"/>0 <text:s text:c="2"/>klauzula <text:s text:c="2"/>2</text:p>
      <text:p text:style-name="P2">po wykonaniu <text:s text:c="2"/>requires</text:p>
      <text:p text:style-name="P2">Action=move(a,_G1358/on(a,_G1358),g)</text:p>
      <text:p text:style-name="P2">CondGoals=[clear(a),clear(g)]</text:p>
      <text:p text:style-name="P2">Conditions=[on(a,_G1358)]</text:p>
      <text:p text:style-name="P2"><text:soft-page-break/></text:p>
      <text:p text:style-name="P8">Teraz następuje wyznaczenie akcji spełniających CondGoals <text:span text:style-name="T4">poprzez wywołanie procedury plan.</text:span></text:p>
      <text:p text:style-name="P2">plan <text:s text:c="2"/>poziom <text:s text:c="2"/>0 <text:s text:c="2"/>klauzula <text:s text:c="2"/>2</text:p>
      <text:p text:style-name="P2">wywo³anie <text:s text:c="2"/>plan</text:p>
      <text:p text:style-name="P2"/>
      <text:p text:style-name="P2"/>
      <text:p text:style-name="P9">Goals = CondGoals z wcześniej</text:p>
      <text:p text:style-name="P13">Początkowo następuje próba wywołania z limitem kroków = 0</text:p>
      <text:p text:style-name="P2">plan <text:s text:c="2"/>poziom <text:s text:c="2"/>1 <text:s text:c="2"/>klauzula <text:s text:c="2"/>1 <text:s text:c="3"/>wejœcie</text:p>
      <text:p text:style-name="P2">State=[on(a,b),on(b,c),on(c,p1),on(d,e),on(e,f),on(f,g),on(g,p2),clear(a),clear(d),clear(p3),clear(p4),clear(p5)]</text:p>
      <text:p text:style-name="P2">Goals=[clear(a),clear(g)]</text:p>
      <text:p text:style-name="P2">AchievedGoals=[]</text:p>
      <text:p text:style-name="P2">Limit=0</text:p>
      <text:p text:style-name="P2">RecursionLevel=1</text:p>
      <text:p text:style-name="P2"/>
      <text:p text:style-name="P10">W tym momencie cele nie były spełnione, <text:span text:style-name="T4">a limit kroków = 0 więc nic nie można zrobić</text:span>. Następuje nawrót.</text:p>
      <text:p text:style-name="P2">plan <text:s text:c="2"/>poziom <text:s text:c="2"/>1 <text:s text:c="2"/>klauzula <text:s text:c="2"/>1</text:p>
      <text:p text:style-name="P2">wywo³anie <text:s text:c="2"/>goals_achieved</text:p>
      <text:p text:style-name="P2">Cele niespełnione i limit &lt;= 0. Nastąpi nawrót. Poziom rekurencji: 1</text:p>
      <text:p text:style-name="P2"/>
      <text:p text:style-name="P11">Nawrót do momentu wyboru celu do przetworzenia, <text:span text:style-name="T3">tym razem LimitPre zostaje zwiększony (co widać w dalszych śladach)</text:span></text:p>
      <text:p text:style-name="P2">plan <text:s text:c="2"/>poziom <text:s text:c="2"/>0 <text:s text:c="2"/>klauzula <text:s text:c="2"/>2</text:p>
      <text:p text:style-name="P2">wywo³anie <text:s text:c="2"/>choose_goal</text:p>
      <text:p text:style-name="P2"/>
      <text:p text:style-name="P2">plan <text:s text:c="2"/>poziom <text:s text:c="2"/>0 <text:s text:c="2"/>klauzula <text:s text:c="2"/>2</text:p>
      <text:p text:style-name="P2">po wykonaniu <text:s text:c="2"/>choose_goal</text:p>
      <text:p text:style-name="P2">Goal=on(a,g)</text:p>
      <text:p text:style-name="P2">Goals=[on(a,g)]</text:p>
      <text:p text:style-name="P2">RestGoals=[]</text:p>
      <text:p text:style-name="P2">InitState=[on(a,b),on(b,c),on(c,p1),on(d,e),on(e,f),on(f,g),on(g,p2),clear(a),clear(d),clear(p3),clear(p4),clear(p5)]</text:p>
      <text:p text:style-name="P2"/>
      <text:p text:style-name="P2"><text:soft-page-break/>plan <text:s text:c="2"/>poziom <text:s text:c="2"/>0 <text:s text:c="2"/>klauzula <text:s text:c="2"/>2</text:p>
      <text:p text:style-name="P2">wywo³anie <text:s text:c="2"/>achieves</text:p>
      <text:p text:style-name="P2"/>
      <text:p text:style-name="P2">plan <text:s text:c="2"/>poziom <text:s text:c="2"/>0 <text:s text:c="2"/>klauzula <text:s text:c="2"/>2</text:p>
      <text:p text:style-name="P2">po wykonaniu <text:s text:c="2"/>achieves</text:p>
      <text:p text:style-name="P2">Goal=on(a,g)</text:p>
      <text:p text:style-name="P2">Action=move(a,_G1358/on(a,_G1358),g)</text:p>
      <text:p text:style-name="P2"/>
      <text:p text:style-name="P2">plan <text:s text:c="2"/>poziom <text:s text:c="2"/>0 <text:s text:c="2"/>klauzula <text:s text:c="2"/>2</text:p>
      <text:p text:style-name="P2">wywo³anie <text:s text:c="2"/>requires</text:p>
      <text:p text:style-name="P2"/>
      <text:p text:style-name="P2">plan <text:s text:c="2"/>poziom <text:s text:c="2"/>0 <text:s text:c="2"/>klauzula <text:s text:c="2"/>2</text:p>
      <text:p text:style-name="P2">po wykonaniu <text:s text:c="2"/>requires</text:p>
      <text:p text:style-name="P2">Action=move(a,_G1358/on(a,_G1358),g)</text:p>
      <text:p text:style-name="P2">CondGoals=[clear(a),clear(g)]</text:p>
      <text:p text:style-name="P2">Conditions=[on(a,_G1358)]</text:p>
      <text:p text:style-name="P2"/>
      <text:p text:style-name="P2">plan <text:s text:c="2"/>poziom <text:s text:c="2"/>0 <text:s text:c="2"/>klauzula <text:s text:c="2"/>2</text:p>
      <text:p text:style-name="P2">wywo³anie <text:s text:c="2"/>plan</text:p>
      <text:p text:style-name="P2"/>
      <text:p text:style-name="P2"/>
      <text:p text:style-name="P12">Wywołanie procedury plan do spełnienia CondGoals z wcześniej, tym razem z limitem 1</text:p>
      <text:p text:style-name="P2">plan <text:s text:c="2"/>poziom <text:s text:c="2"/>1 <text:s text:c="2"/>klauzula <text:s text:c="2"/>1 <text:s text:c="3"/>wejœcie</text:p>
      <text:p text:style-name="P2">State=[on(a,b),on(b,c),on(c,p1),on(d,e),on(e,f),on(f,g),on(g,p2),clear(a),clear(d),clear(p3),clear(p4),clear(p5)]</text:p>
      <text:p text:style-name="P2">Goals=[clear(a),clear(g)]</text:p>
      <text:p text:style-name="P2">AchievedGoals=[]</text:p>
      <text:p text:style-name="P2">Limit=1</text:p>
      <text:p text:style-name="P2">RecursionLevel=1</text:p>
      <text:p text:style-name="P2"/>
      <text:p text:style-name="P14">Cele te oczywiście nie są spełnione</text:p>
      <text:p text:style-name="P2">plan <text:s text:c="2"/>poziom <text:s text:c="2"/>1 <text:s text:c="2"/>klauzula <text:s text:c="2"/>1</text:p>
      <text:p text:style-name="P2">wywo³anie <text:s text:c="2"/>goals_achieved</text:p>
      <text:p text:style-name="P2"/>
      <text:p text:style-name="P2"/>
      <text:p text:style-name="P15"><text:soft-page-break/>Więc wykonuje się druga klauzula procedury plan</text:p>
      <text:p text:style-name="P2">plan <text:s text:c="2"/>poziom <text:s text:c="2"/>1 <text:s text:c="2"/>klauzula <text:s text:c="2"/>2 <text:s text:c="3"/>wejœcie</text:p>
      <text:p text:style-name="P2">InitState=[on(a,b),on(b,c),on(c,p1),on(d,e),on(e,f),on(f,g),on(g,p2),clear(a),clear(d),clear(p3),clear(p4),clear(p5)]</text:p>
      <text:p text:style-name="P2">Goals=[clear(a),clear(g)]</text:p>
      <text:p text:style-name="P2">AchievedGoals=[]</text:p>
      <text:p text:style-name="P2">Limit=1</text:p>
      <text:p text:style-name="P2">RecursionLevel=1</text:p>
      <text:p text:style-name="P2"/>
      <text:p text:style-name="P16">Wybór pierwszego niespełnionego celu</text:p>
      <text:p text:style-name="P2">plan <text:s text:c="2"/>poziom <text:s text:c="2"/>1 <text:s text:c="2"/>klauzula <text:s text:c="2"/>2</text:p>
      <text:p text:style-name="P2">wywo³anie <text:s text:c="2"/>choose_goal</text:p>
      <text:p text:style-name="P16">Cel clear(a) był spełniony, więc wybrano cel clear(g)</text:p>
      <text:p text:style-name="P2">plan <text:s text:c="2"/>poziom <text:s text:c="2"/>1 <text:s text:c="2"/>klauzula <text:s text:c="2"/>2</text:p>
      <text:p text:style-name="P2">po wykonaniu <text:s text:c="2"/>choose_goal</text:p>
      <text:p text:style-name="P2">Goal=clear(g)</text:p>
      <text:p text:style-name="P2">Goals=[clear(a),clear(g)]</text:p>
      <text:p text:style-name="P2">RestGoals=[clear(a)]</text:p>
      <text:p text:style-name="P2">InitState=[on(a,b),on(b,c),on(c,p1),on(d,e),on(e,f),on(f,g),on(g,p2),clear(a),clear(d),clear(p3),clear(p4),clear(p5)]</text:p>
      <text:p text:style-name="P2"/>
      <text:p text:style-name="P2">plan <text:s text:c="2"/>poziom <text:s text:c="2"/>1 <text:s text:c="2"/>klauzula <text:s text:c="2"/>2</text:p>
      <text:p text:style-name="P2">wywo³anie <text:s text:c="2"/>achieves</text:p>
      <text:p text:style-name="P17">Ten cel spełnia akcja przesunięcia tego, co stoi na klocku g</text:p>
      <text:p text:style-name="P2">plan <text:s text:c="2"/>poziom <text:s text:c="2"/>1 <text:s text:c="2"/>klauzula <text:s text:c="2"/>2</text:p>
      <text:p text:style-name="P2">po wykonaniu <text:s text:c="2"/>achieves</text:p>
      <text:p text:style-name="P2">Goal=clear(g)</text:p>
      <text:p text:style-name="P2">Action=move(_G1477/on(_G1477,g),g,_G1475)</text:p>
      <text:p text:style-name="P2"/>
      <text:p text:style-name="P2">plan <text:s text:c="2"/>poziom <text:s text:c="2"/>1 <text:s text:c="2"/>klauzula <text:s text:c="2"/>2</text:p>
      <text:p text:style-name="P2">wywo³anie <text:s text:c="2"/>requires</text:p>
      <text:p text:style-name="P17">Ta akcja wymaga, aby nic nie stało na tym, co stoi na klocku g, jest to cel dla którego trzeba wyznaczyć akcje do wykonania w pre-planie. Ponadto to, gdzie umieścimy ten klocek musi być puste, oraz nie może być tym samym obiektem (zabezpieczenie logiki świata).</text:p>
      <text:p text:style-name="P2">plan <text:s text:c="2"/>poziom <text:s text:c="2"/>1 <text:s text:c="2"/>klauzula <text:s text:c="2"/>2</text:p>
      <text:p text:style-name="P2"><text:soft-page-break/>po wykonaniu <text:s text:c="2"/>requires</text:p>
      <text:p text:style-name="P2">Action=move(_G1477/on(_G1477,g),g,_G1475)</text:p>
      <text:p text:style-name="P2">CondGoals=[clear(_G1477/on(_G1477,g))]</text:p>
      <text:p text:style-name="P2">Conditions=[clear(_G1475),safe_diff(_G1475,_G1477/on(_G1477,g))]</text:p>
      <text:p text:style-name="P2"/>
      <text:p text:style-name="P18">Wyznaczenie pre-planu do spełnienia CondGoals dla tej akcji</text:p>
      <text:p text:style-name="P2">plan <text:s text:c="2"/>poziom <text:s text:c="2"/>1 <text:s text:c="2"/>klauzula <text:s text:c="2"/>2</text:p>
      <text:p text:style-name="P2">wywo³anie <text:s text:c="2"/>plan</text:p>
      <text:p text:style-name="P2"/>
      <text:p text:style-name="P2"/>
      <text:p text:style-name="P2"/>
      <text:p text:style-name="P2">plan <text:s text:c="2"/>poziom <text:s text:c="2"/>2 <text:s text:c="2"/>klauzula <text:s text:c="2"/>1 <text:s text:c="3"/>wejœcie</text:p>
      <text:p text:style-name="P2">State=[on(a,b),on(b,c),on(c,p1),on(d,e),on(e,f),on(f,g),on(g,p2),clear(a),clear(d),clear(p3),clear(p4),clear(p5)]</text:p>
      <text:p text:style-name="P2">Goals=[clear(_G1477/on(_G1477,g))]</text:p>
      <text:p text:style-name="P2">AchievedGoals=[]</text:p>
      <text:p text:style-name="P2">Limit=0</text:p>
      <text:p text:style-name="P2">RecursionLevel=2</text:p>
      <text:p text:style-name="P18">Następuje kolejny nawrót</text:p>
      <text:p text:style-name="P2">plan <text:s text:c="2"/>poziom <text:s text:c="2"/>2 <text:s text:c="2"/>klauzula <text:s text:c="2"/>1</text:p>
      <text:p text:style-name="P2">wywo³anie <text:s text:c="2"/>goals_achieved</text:p>
      <text:p text:style-name="P2">Cele niespełnione i limit &lt;= 0. Nastąpi nawrót. Poziom rekurencji: 2</text:p>
      <text:p text:style-name="P19">Nawrót nastąpił do najwyższego poziomu</text:p>
      <text:p text:style-name="P2">plan <text:s text:c="2"/>poziom <text:s text:c="2"/>0 <text:s text:c="2"/>klauzula <text:s text:c="2"/>2</text:p>
      <text:p text:style-name="P4"><text:span text:style-name="T5">wywo³anie <text:s text:c="2"/>choose_goal</text:span></text:p>
      <text:p text:style-name="P4"><text:span text:style-name="T5"/></text:p>
      <text:p text:style-name="P2">plan <text:s text:c="2"/>poziom <text:s text:c="2"/>0 <text:s text:c="2"/>klauzula <text:s text:c="2"/>2</text:p>
      <text:p text:style-name="P2">po wykonaniu <text:s text:c="2"/>choose_goal</text:p>
      <text:p text:style-name="P2">Goal=on(a,g)</text:p>
      <text:p text:style-name="P2">Goals=[on(a,g)]</text:p>
      <text:p text:style-name="P2">RestGoals=[]</text:p>
      <text:p text:style-name="P2">InitState=[on(a,b),on(b,c),on(c,p1),on(d,e),on(e,f),on(f,g),on(g,p2),clear(a),clear(d),clear(p3),clear(p4),clear(p5)]</text:p>
      <text:p text:style-name="P2"/>
      <text:p text:style-name="P2">plan <text:s text:c="2"/>poziom <text:s text:c="2"/>0 <text:s text:c="2"/>klauzula <text:s text:c="2"/>2</text:p>
      <text:p text:style-name="P2"><text:soft-page-break/>wywo³anie <text:s text:c="2"/>achieves</text:p>
      <text:p text:style-name="P2"/>
      <text:p text:style-name="P2">plan <text:s text:c="2"/>poziom <text:s text:c="2"/>0 <text:s text:c="2"/>klauzula <text:s text:c="2"/>2</text:p>
      <text:p text:style-name="P2">po wykonaniu <text:s text:c="2"/>achieves</text:p>
      <text:p text:style-name="P2">Goal=on(a,g)</text:p>
      <text:p text:style-name="P2">Action=move(a,_G1358/on(a,_G1358),g)</text:p>
      <text:p text:style-name="P2"/>
      <text:p text:style-name="P2">plan <text:s text:c="2"/>poziom <text:s text:c="2"/>0 <text:s text:c="2"/>klauzula <text:s text:c="2"/>2</text:p>
      <text:p text:style-name="P2">wywo³anie <text:s text:c="2"/>requires</text:p>
      <text:p text:style-name="P2"/>
      <text:p text:style-name="P2">plan <text:s text:c="2"/>poziom <text:s text:c="2"/>0 <text:s text:c="2"/>klauzula <text:s text:c="2"/>2</text:p>
      <text:p text:style-name="P2">po wykonaniu <text:s text:c="2"/>requires</text:p>
      <text:p text:style-name="P2">Action=move(a,_G1358/on(a,_G1358),g)</text:p>
      <text:p text:style-name="P2">CondGoals=[clear(a),clear(g)]</text:p>
      <text:p text:style-name="P2">Conditions=[on(a,_G1358)]</text:p>
      <text:p text:style-name="P2"/>
      <text:p text:style-name="P2">plan <text:s text:c="2"/>poziom <text:s text:c="2"/>0 <text:s text:c="2"/>klauzula <text:s text:c="2"/>2</text:p>
      <text:p text:style-name="P2">wywo³anie <text:s text:c="2"/>plan</text:p>
      <text:p text:style-name="P2"/>
      <text:p text:style-name="P2"/>
      <text:p text:style-name="P18">Wywołanie dla zwiększonego limitu = 2</text:p>
      <text:p text:style-name="P2">plan <text:s text:c="2"/>poziom <text:s text:c="2"/>1 <text:s text:c="2"/>klauzula <text:s text:c="2"/>1 <text:s text:c="3"/>wejœcie</text:p>
      <text:p text:style-name="P2">State=[on(a,b),on(b,c),on(c,p1),on(d,e),on(e,f),on(f,g),on(g,p2),clear(a),clear(d),clear(p3),clear(p4),clear(p5)]</text:p>
      <text:p text:style-name="P2">Goals=[clear(a),clear(g)]</text:p>
      <text:p text:style-name="P2">AchievedGoals=[]</text:p>
      <text:p text:style-name="P2">Limit=2</text:p>
      <text:p text:style-name="P2">RecursionLevel=1</text:p>
      <text:p text:style-name="P2"/>
      <text:p text:style-name="P2">plan <text:s text:c="2"/>poziom <text:s text:c="2"/>1 <text:s text:c="2"/>klauzula <text:s text:c="2"/>1</text:p>
      <text:p text:style-name="P2">wywo³anie <text:s text:c="2"/>goals_achieved</text:p>
      <text:p text:style-name="P2"/>
      <text:p text:style-name="P2"/>
      <text:p text:style-name="P20">Wywołane plan dla pre-planu z limitem 0</text:p>
      <text:p text:style-name="P2">plan <text:s text:c="2"/>poziom <text:s text:c="2"/>1 <text:s text:c="2"/>klauzula <text:s text:c="2"/>2 <text:s text:c="3"/>wejœcie</text:p>
      <text:p text:style-name="P2"><text:soft-page-break/>InitState=[on(a,b),on(b,c),on(c,p1),on(d,e),on(e,f),on(f,g),on(g,p2),clear(a),clear(d),clear(p3),clear(p4),clear(p5)]</text:p>
      <text:p text:style-name="P2">Goals=[clear(a),clear(g)]</text:p>
      <text:p text:style-name="P2">AchievedGoals=[]</text:p>
      <text:p text:style-name="P2">Limit=2</text:p>
      <text:p text:style-name="P2">RecursionLevel=1</text:p>
      <text:p text:style-name="P2"/>
      <text:p text:style-name="P2">plan <text:s text:c="2"/>poziom <text:s text:c="2"/>1 <text:s text:c="2"/>klauzula <text:s text:c="2"/>2</text:p>
      <text:p text:style-name="P2">wywo³anie <text:s text:c="2"/>choose_goal</text:p>
      <text:p text:style-name="P2"/>
      <text:p text:style-name="P2">plan <text:s text:c="2"/>poziom <text:s text:c="2"/>1 <text:s text:c="2"/>klauzula <text:s text:c="2"/>2</text:p>
      <text:p text:style-name="P2">po wykonaniu <text:s text:c="2"/>choose_goal</text:p>
      <text:p text:style-name="P2">Goal=clear(g)</text:p>
      <text:p text:style-name="P2">Goals=[clear(a),clear(g)]</text:p>
      <text:p text:style-name="P2">RestGoals=[clear(a)]</text:p>
      <text:p text:style-name="P2">InitState=[on(a,b),on(b,c),on(c,p1),on(d,e),on(e,f),on(f,g),on(g,p2),clear(a),clear(d),clear(p3),clear(p4),clear(p5)]</text:p>
      <text:p text:style-name="P2"/>
      <text:p text:style-name="P2">plan <text:s text:c="2"/>poziom <text:s text:c="2"/>1 <text:s text:c="2"/>klauzula <text:s text:c="2"/>2</text:p>
      <text:p text:style-name="P2">wywo³anie <text:s text:c="2"/>achieves</text:p>
      <text:p text:style-name="P2"/>
      <text:p text:style-name="P2">plan <text:s text:c="2"/>poziom <text:s text:c="2"/>1 <text:s text:c="2"/>klauzula <text:s text:c="2"/>2</text:p>
      <text:p text:style-name="P2">po wykonaniu <text:s text:c="2"/>achieves</text:p>
      <text:p text:style-name="P2">Goal=clear(g)</text:p>
      <text:p text:style-name="P2">Action=move(_G1477/on(_G1477,g),g,_G1475)</text:p>
      <text:p text:style-name="P2"/>
      <text:p text:style-name="P2">plan <text:s text:c="2"/>poziom <text:s text:c="2"/>1 <text:s text:c="2"/>klauzula <text:s text:c="2"/>2</text:p>
      <text:p text:style-name="P2">wywo³anie <text:s text:c="2"/>requires</text:p>
      <text:p text:style-name="P2"/>
      <text:p text:style-name="P2">plan <text:s text:c="2"/>poziom <text:s text:c="2"/>1 <text:s text:c="2"/>klauzula <text:s text:c="2"/>2</text:p>
      <text:p text:style-name="P2">po wykonaniu <text:s text:c="2"/>requires</text:p>
      <text:p text:style-name="P2">Action=move(_G1477/on(_G1477,g),g,_G1475)</text:p>
      <text:p text:style-name="P2">CondGoals=[clear(_G1477/on(_G1477,g))]</text:p>
      <text:p text:style-name="P2">Conditions=[clear(_G1475),safe_diff(_G1475,_G1477/on(_G1477,g))]</text:p>
      <text:p text:style-name="P2"/>
      <text:p text:style-name="P2"><text:soft-page-break/>plan <text:s text:c="2"/>poziom <text:s text:c="2"/>1 <text:s text:c="2"/>klauzula <text:s text:c="2"/>2</text:p>
      <text:p text:style-name="P2">wywo³anie <text:s text:c="2"/>plan</text:p>
      <text:p text:style-name="P2"/>
      <text:p text:style-name="P2"/>
      <text:p text:style-name="P2"/>
      <text:p text:style-name="P2">plan <text:s text:c="2"/>poziom <text:s text:c="2"/>2 <text:s text:c="2"/>klauzula <text:s text:c="2"/>1 <text:s text:c="3"/>wejœcie</text:p>
      <text:p text:style-name="P2">State=[on(a,b),on(b,c),on(c,p1),on(d,e),on(e,f),on(f,g),on(g,p2),clear(a),clear(d),clear(p3),clear(p4),clear(p5)]</text:p>
      <text:p text:style-name="P2">Goals=[clear(_G1477/on(_G1477,g))]</text:p>
      <text:p text:style-name="P2">AchievedGoals=[]</text:p>
      <text:p text:style-name="P2">Limit=0</text:p>
      <text:p text:style-name="P2">RecursionLevel=2</text:p>
      <text:p text:style-name="P21">Następuje nawrót, konieczny większy limit dla pre-planu</text:p>
      <text:p text:style-name="P2">plan <text:s text:c="2"/>poziom <text:s text:c="2"/>2 <text:s text:c="2"/>klauzula <text:s text:c="2"/>1</text:p>
      <text:p text:style-name="P2">wywo³anie <text:s text:c="2"/>goals_achieved</text:p>
      <text:p text:style-name="P2">Cele niespełnione i limit &lt;= 0. Nastąpi nawrót. Poziom rekurencji: 2</text:p>
      <text:p text:style-name="P2"/>
      <text:p text:style-name="P2">plan <text:s text:c="2"/>poziom <text:s text:c="2"/>1 <text:s text:c="2"/>klauzula <text:s text:c="2"/>2</text:p>
      <text:p text:style-name="P2">wywo³anie <text:s text:c="2"/>choose_goal</text:p>
      <text:p text:style-name="P2"/>
      <text:p text:style-name="P2">plan <text:s text:c="2"/>poziom <text:s text:c="2"/>1 <text:s text:c="2"/>klauzula <text:s text:c="2"/>2</text:p>
      <text:p text:style-name="P2">po wykonaniu <text:s text:c="2"/>choose_goal</text:p>
      <text:p text:style-name="P2">Goal=clear(g)</text:p>
      <text:p text:style-name="P2">Goals=[clear(a),clear(g)]</text:p>
      <text:p text:style-name="P2">RestGoals=[clear(a)]</text:p>
      <text:p text:style-name="P2">InitState=[on(a,b),on(b,c),on(c,p1),on(d,e),on(e,f),on(f,g),on(g,p2),clear(a),clear(d),clear(p3),clear(p4),clear(p5)]</text:p>
      <text:p text:style-name="P2"/>
      <text:p text:style-name="P2">plan <text:s text:c="2"/>poziom <text:s text:c="2"/>1 <text:s text:c="2"/>klauzula <text:s text:c="2"/>2</text:p>
      <text:p text:style-name="P2">wywo³anie <text:s text:c="2"/>achieves</text:p>
      <text:p text:style-name="P2"/>
      <text:p text:style-name="P2">plan <text:s text:c="2"/>poziom <text:s text:c="2"/>1 <text:s text:c="2"/>klauzula <text:s text:c="2"/>2</text:p>
      <text:p text:style-name="P2">po wykonaniu <text:s text:c="2"/>achieves</text:p>
      <text:p text:style-name="P2">Goal=clear(g)</text:p>
      <text:p text:style-name="P2">Action=move(_G1477/on(_G1477,g),g,_G1475)</text:p>
      <text:p text:style-name="P2"><text:soft-page-break/></text:p>
      <text:p text:style-name="P2">plan <text:s text:c="2"/>poziom <text:s text:c="2"/>1 <text:s text:c="2"/>klauzula <text:s text:c="2"/>2</text:p>
      <text:p text:style-name="P2">wywo³anie <text:s text:c="2"/>requires</text:p>
      <text:p text:style-name="P2"/>
      <text:p text:style-name="P2">plan <text:s text:c="2"/>poziom <text:s text:c="2"/>1 <text:s text:c="2"/>klauzula <text:s text:c="2"/>2</text:p>
      <text:p text:style-name="P2">po wykonaniu <text:s text:c="2"/>requires</text:p>
      <text:p text:style-name="P2">Action=move(_G1477/on(_G1477,g),g,_G1475)</text:p>
      <text:p text:style-name="P2">CondGoals=[clear(_G1477/on(_G1477,g))]</text:p>
      <text:p text:style-name="P2">Conditions=[clear(_G1475),safe_diff(_G1475,_G1477/on(_G1477,g))]</text:p>
      <text:p text:style-name="P2"/>
      <text:p text:style-name="P2">plan <text:s text:c="2"/>poziom <text:s text:c="2"/>1 <text:s text:c="2"/>klauzula <text:s text:c="2"/>2</text:p>
      <text:p text:style-name="P2">wywo³anie <text:s text:c="2"/>plan</text:p>
      <text:p text:style-name="P2"/>
      <text:p text:style-name="P2"/>
      <text:p text:style-name="P22">Wywołanie plan dla pre-planu z limitem 1</text:p>
      <text:p text:style-name="P2">plan <text:s text:c="2"/>poziom <text:s text:c="2"/>2 <text:s text:c="2"/>klauzula <text:s text:c="2"/>1 <text:s text:c="3"/>wejœcie</text:p>
      <text:p text:style-name="P2">State=[on(a,b),on(b,c),on(c,p1),on(d,e),on(e,f),on(f,g),on(g,p2),clear(a),clear(d),clear(p3),clear(p4),clear(p5)]</text:p>
      <text:p text:style-name="P2">Goals=[clear(_G1477/on(_G1477,g))]</text:p>
      <text:p text:style-name="P2">AchievedGoals=[]</text:p>
      <text:p text:style-name="P2">Limit=1</text:p>
      <text:p text:style-name="P2">RecursionLevel=2</text:p>
      <text:p text:style-name="P2"/>
      <text:p text:style-name="P2">plan <text:s text:c="2"/>poziom <text:s text:c="2"/>2 <text:s text:c="2"/>klauzula <text:s text:c="2"/>1</text:p>
      <text:p text:style-name="P2">wywo³anie <text:s text:c="2"/>goals_achieved</text:p>
      <text:p text:style-name="P2"/>
      <text:p text:style-name="P2"/>
      <text:p text:style-name="P2"/>
      <text:p text:style-name="P2">plan <text:s text:c="2"/>poziom <text:s text:c="2"/>2 <text:s text:c="2"/>klauzula <text:s text:c="2"/>2 <text:s text:c="3"/>wejœcie</text:p>
      <text:p text:style-name="P2">InitState=[on(a,b),on(b,c),on(c,p1),on(d,e),on(e,f),on(f,g),on(g,p2),clear(a),clear(d),clear(p3),clear(p4),clear(p5)]</text:p>
      <text:p text:style-name="P2">Goals=[clear(_G1477/on(_G1477,g))]</text:p>
      <text:p text:style-name="P2">AchievedGoals=[]</text:p>
      <text:p text:style-name="P2">Limit=1</text:p>
      <text:p text:style-name="P2">RecursionLevel=2</text:p>
      <text:p text:style-name="P2"><text:soft-page-break/></text:p>
      <text:p text:style-name="P2">plan <text:s text:c="2"/>poziom <text:s text:c="2"/>2 <text:s text:c="2"/>klauzula <text:s text:c="2"/>2</text:p>
      <text:p text:style-name="P2">wywo³anie <text:s text:c="2"/>choose_goal</text:p>
      <text:p text:style-name="P2"/>
      <text:p text:style-name="P2">plan <text:s text:c="2"/>poziom <text:s text:c="2"/>2 <text:s text:c="2"/>klauzula <text:s text:c="2"/>2</text:p>
      <text:p text:style-name="P2">po wykonaniu <text:s text:c="2"/>choose_goal</text:p>
      <text:p text:style-name="P2">Goal=clear(_G1477/on(_G1477,g))</text:p>
      <text:p text:style-name="P2">Goals=[clear(_G1477/on(_G1477,g))]</text:p>
      <text:p text:style-name="P2">RestGoals=[]</text:p>
      <text:p text:style-name="P2">InitState=[on(a,b),on(b,c),on(c,p1),on(d,e),on(e,f),on(f,g),on(g,p2),clear(a),clear(d),clear(p3),clear(p4),clear(p5)]</text:p>
      <text:p text:style-name="P2"/>
      <text:p text:style-name="P2">plan <text:s text:c="2"/>poziom <text:s text:c="2"/>2 <text:s text:c="2"/>klauzula <text:s text:c="2"/>2</text:p>
      <text:p text:style-name="P2">wywo³anie <text:s text:c="2"/>achieves</text:p>
      <text:p text:style-name="P2"/>
      <text:p text:style-name="P2">plan <text:s text:c="2"/>poziom <text:s text:c="2"/>2 <text:s text:c="2"/>klauzula <text:s text:c="2"/>2</text:p>
      <text:p text:style-name="P2">po wykonaniu <text:s text:c="2"/>achieves</text:p>
      <text:p text:style-name="P2">Goal=clear(_G1477/on(_G1477,g))</text:p>
      <text:p text:style-name="P2">Action=move(_G1593/on(_G1593,_G1477/on(_G1477,g)),_G1477/on(_G1477,g),_G1591)</text:p>
      <text:p text:style-name="P2"/>
      <text:p text:style-name="P2">plan <text:s text:c="2"/>poziom <text:s text:c="2"/>2 <text:s text:c="2"/>klauzula <text:s text:c="2"/>2</text:p>
      <text:p text:style-name="P2">wywo³anie <text:s text:c="2"/>requires</text:p>
      <text:p text:style-name="P24">Musimy przesunąć klocek, który stoi na klocku, który stoi na klocku g, <text:span text:style-name="T7">aby przesunąć klocek, który stoi na klocku g.</text:span></text:p>
      <text:p text:style-name="P2">plan <text:s text:c="2"/>poziom <text:s text:c="2"/>2 <text:s text:c="2"/>klauzula <text:s text:c="2"/>2</text:p>
      <text:p text:style-name="P2">po wykonaniu <text:s text:c="2"/>requires</text:p>
      <text:p text:style-name="P2">Action=move(_G1593/on(_G1593,_G1477/on(_G1477,g)),_G1477/on(_G1477,g),_G1591)</text:p>
      <text:p text:style-name="P2">CondGoals=[clear(_G1593/on(_G1593,_G1477/on(_G1477,g)))]</text:p>
      <text:p text:style-name="P2">Conditions=[clear(_G1591),safe_diff(_G1591,_G1593/on(_G1593,_G1477/on(_G1477,g)))]</text:p>
      <text:p text:style-name="P23">Pre-plan dla pre-planu <text:span text:style-name="T6">z limitem 0</text:span></text:p>
      <text:p text:style-name="P2">plan <text:s text:c="2"/>poziom <text:s text:c="2"/>2 <text:s text:c="2"/>klauzula <text:s text:c="2"/>2</text:p>
      <text:p text:style-name="P2">wywo³anie <text:s text:c="2"/>plan</text:p>
      <text:p text:style-name="P2"/>
      <text:p text:style-name="P2"/>
      <text:p text:style-name="P2"><text:soft-page-break/></text:p>
      <text:p text:style-name="P2">plan <text:s text:c="2"/>poziom <text:s text:c="2"/>3 <text:s text:c="2"/>klauzula <text:s text:c="2"/>1 <text:s text:c="3"/>wejœcie</text:p>
      <text:p text:style-name="P2">State=[on(a,b),on(b,c),on(c,p1),on(d,e),on(e,f),on(f,g),on(g,p2),clear(a),clear(d),clear(p3),clear(p4),clear(p5)]</text:p>
      <text:p text:style-name="P2">Goals=[clear(_G1593/on(_G1593,_G1477/on(_G1477,g)))]</text:p>
      <text:p text:style-name="P2">AchievedGoals=[]</text:p>
      <text:p text:style-name="P2">Limit=0</text:p>
      <text:p text:style-name="P2">RecursionLevel=3</text:p>
      <text:p text:style-name="P25">Niestety ten klocek nie jest pusty, <text:span text:style-name="T9">następuje ponowny nawrót.</text:span></text:p>
      <text:p text:style-name="P2">plan <text:s text:c="2"/>poziom <text:s text:c="2"/>3 <text:s text:c="2"/>klauzula <text:s text:c="2"/>1</text:p>
      <text:p text:style-name="P2">wywo³anie <text:s text:c="2"/>goals_achieved</text:p>
      <text:p text:style-name="P2">Cele niespełnione i limit &lt;= 0. Nastąpi nawrót. Poziom rekurencji: 3</text:p>
      <text:p text:style-name="P2"/>
      <text:p text:style-name="P2"/>
      <text:p text:style-name="P26">W tym momencie limit wyczerpał się – 3 kroki nie wystarczają do wyznaczania planu, niepowodzenie wykonania algorytmu.</text:p>
      <text:p text:style-name="P2">plan <text:s text:c="2"/>poziom <text:s text:c="2"/>3 <text:s text:c="2"/>klauzula <text:s text:c="2"/>2 <text:s text:c="3"/>wejœcie</text:p>
      <text:p text:style-name="P2">InitState=[on(a,b),on(b,c),on(c,p1),on(d,e),on(e,f),on(f,g),on(g,p2),clear(a),clear(d),clear(p3),clear(p4),clear(p5)]</text:p>
      <text:p text:style-name="P2">Goals=[clear(_G1593/on(_G1593,_G1477/on(_G1477,g)))]</text:p>
      <text:p text:style-name="P2">AchievedGoals=[]</text:p>
      <text:p text:style-name="P2">Limit=0</text:p>
      <text:p text:style-name="P2">RecursionLevel=3</text:p>
      <text:p text:style-name="P2">fals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0:55:19.693519335</meta:creation-date>
    <dc:date>2019-01-19T21:25:35.448683856</dc:date>
    <meta:editing-duration>PT29M57S</meta:editing-duration>
    <meta:editing-cycles>41</meta:editing-cycles>
    <meta:generator>LibreOffice/5.2.7.2$Linux_X86_64 LibreOffice_project/20m0$Build-2</meta:generator>
    <meta:document-statistic meta:table-count="0" meta:image-count="0" meta:object-count="0" meta:page-count="12" meta:paragraph-count="299" meta:word-count="1136" meta:character-count="11424" meta:non-whitespace-character-count="9941"/>
  </office:meta>
</office:document-meta>
</file>